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upp 11 feedback</text:p>
      <text:p text:style-name="P1"/>
      <text:p text:style-name="P2"/>
      <text:p text:style-name="P3">Plandokument</text:p>
      <text:p text:style-name="P3"><text:s/></text:p>
      <text:list xml:id="list773049764833835482" text:style-name="L2">
        <text:list-item>
          <text:p text:style-name="P5">Varför arbeta 18 timmar per vecka?</text:p>
        </text:list-item>
        <text:list-item>
          <text:p text:style-name="P5">Fel beskrivning av retrospekt. Man träffar andra grupper och ger feedback.</text:p>
        </text:list-item>
        <text:list-item>
          <text:p text:style-name="P5">Varför behöver man kunna söka på tonart? Är det tänkt att man ska spela med?</text:p>
        </text:list-item>
        <text:list-item>
          <text:p text:style-name="P5">Separat grovplanering. Kan implementeras i plandokumentet.</text:p>
        </text:list-item>
        <text:list-item>
          <text:p text:style-name="P5">Gantt-schemat är nästan för detaljerat. Behöver inte inkludera specifika dagar. <text:s/></text:p>
        </text:list-item>
        <text:list-item>
          <text:p text:style-name="P5">Annars fint. Bra upplägg på riskanalys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8T20:47:44</meta:creation-date>
    <dc:date>2016-03-28T22:15:58.13</dc:date>
    <meta:editing-duration>PT3M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9" meta:word-count="64" meta:character-count="398"/>
    <dc:creator>Shervin </dc:creator>
  </office:meta>
</office:document-meta>
</file>